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1.02cm" fo:min-width="2.04cm"/>
      <style:paragraph-properties style:writing-mode="lr-tb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1.338cm" fo:min-width="4.58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08cm" svg:height="2.54cm" svg:x="8.302cm" svg:y="5.762cm">
          <text:p text:style-name="P1"><text:span text:style-name="T1">Stock close at 4pm</text:span></text:p>
          <text:p text:style-name="P1"><text:span text:style-name="T1">Stock scrape count to</text:span></text:p>
          <text:p text:style-name="P1"><text:span text:style-name="T1">determine to scrape or read DB</text:span></text:p>
          <text:p text:style-name="P1"><text:span text:style-name="T1">Scrape count &gt;1 DB time after 4pm</text:span></text:p>
          <text:p text:style-name="P1"><text:span text:style-name="T1">Read DB last entry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1" draw:id="id1" draw:layer="layout" svg:width="5.08cm" svg:height="1.588cm" svg:x="8.302cm" svg:y="3.222cm">
          <text:p text:style-name="P3"><text:span text:style-name="T2">Start</text:span></text:p>
          <text:p text:style-name="P3"><text:span text:style-name="T2">A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0.842cm" svg:y1="4.81cm" svg:x2="10.842cm" svg:y2="5.762cm" draw:start-shape="id1" draw:start-glue-point="6" draw:end-shape="id2" draw:end-glue-point="4" svg:d="M10842 4810v952" svg:viewBox="0 0 1 95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1T01:01:56.998000000</meta:creation-date>
    <dc:date>2021-01-01T01:24:42.929000000</dc:date>
    <meta:editing-duration>PT2M</meta:editing-duration>
    <meta:editing-cycles>1</meta:editing-cycles>
    <meta:document-statistic meta:object-count="3"/>
    <meta:generator>LibreOffice/7.0.3.1$Windows_X86_64 LibreOffice_project/d7547858d014d4cf69878db179d326fc3483e082</meta:generator>
  </office:meta>
</office:document-meta>
</file>